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2" style:family="paragraph" style:parent-style-name="Standard">
      <style:text-properties officeooo:rsid="001407c0" officeooo:paragraph-rsid="001407c0"/>
    </style:style>
    <style:style style:name="P3" style:family="paragraph" style:parent-style-name="Standard">
      <style:text-properties fo:font-weight="bold" officeooo:rsid="002027df" officeooo:paragraph-rsid="002027d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4432" style:font-weight-asian="normal" style:font-weight-complex="normal"/>
    </style:style>
    <style:style style:name="T3" style:family="text">
      <style:text-properties fo:font-style="italic" fo:font-weight="normal" officeooo:rsid="00214432" style:font-style-asian="italic" style:font-weight-asian="normal" style:font-style-complex="italic" style:font-weight-complex="normal"/>
    </style:style>
    <style:style style:name="T4" style:family="text">
      <style:text-properties officeooo:rsid="002027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<text:span text:style-name="T4">5</text:span>L<text:span text:style-name="T4">9</text:span> German</text:p>
      <text:p text:style-name="P2"/>
      <text:p text:style-name="P2"/>
      <text:p text:style-name="P3">Es gibt (there is, there are) / Haben (possession)</text:p>
      <text:p text:style-name="P3"/>
      <text:p text:style-name="P3"><text:tab/>There are students.<text:tab/><text:tab/><text:tab/><text:tab/><text:span text:style-name="T1">Es gibt Sch[u]ler.</text:span></text:p>
      <text:p text:style-name="P3"><text:tab/>There is a pencil.<text:tab/><text:tab/><text:tab/><text:tab/><text:span text:style-name="T1">Es gibt einen Bleistift.</text:span></text:p>
      <text:p text:style-name="P3"><text:tab/>There is a notebook.<text:tab/><text:tab/><text:tab/><text:tab/><text:span text:style-name="T1">Es gibt ein Heft.</text:span></text:p>
      <text:p text:style-name="P3"><text:tab/>We have German class.<text:tab/><text:tab/><text:tab/><text:span text:style-name="T1">Wir haben Deutsch.</text:span></text:p>
      <text:p text:style-name="P3"><text:tab/>Is there a pen in the backpack?<text:tab/><text:tab/><text:span text:style-name="T1">Gibt es einen Kuli im Rucksack?</text:span></text:p>
      <text:p text:style-name="P3"><text:tab/>Is there sun today?<text:tab/><text:tab/><text:tab/><text:tab/><text:span text:style-name="T1">Gibt es Sonne heute?</text:span></text:p>
      <text:p text:style-name="P3"><text:tab/>She has math today.<text:tab/><text:tab/><text:tab/><text:tab/><text:span text:style-name="T1">Sie hat heute Mathe.</text:span></text:p>
      <text:p text:style-name="P3"><text:tab/>He has French.<text:tab/><text:tab/><text:tab/><text:tab/><text:span text:style-name="T1">Er hat Franz[o]sisch.</text:span></text:p>
      <text:p text:style-name="P3"><text:tab/>Max, do you have gym?<text:tab/><text:tab/><text:tab/><text:span text:style-name="T1">Max, hast du Sport/Tumen?</text:span></text:p>
      <text:p text:style-name="P3"><text:tab/>Mr. Meyer, do you have a computer?<text:tab/><text:span text:style-name="T1">Herr Meyer, haben Sie einen Computer?</text:span></text:p>
      <text:p text:style-name="P3"><text:span text:style-name="T1"/></text:p>
      <text:p text:style-name="P3"><text:span text:style-name="T1"><text:tab/><text:tab/><text:tab/><text:tab/><text:tab/><text:tab/><text:tab/></text:span><text:span text:style-name="T3">Subject +Verb + direct object</text:span></text:p>
      <text:p text:style-name="P3"/>
      <text:p text:style-name="P3">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1-20T20:45:37.031739100</dc:date>
    <meta:editing-duration>PT1H14M49S</meta:editing-duration>
    <meta:editing-cycles>10</meta:editing-cycles>
    <meta:generator>LibreOffice/4.4.7.2$Linux_X86_64 LibreOffice_project/40$Build-2</meta:generator>
    <meta:document-statistic meta:table-count="0" meta:image-count="0" meta:object-count="0" meta:page-count="1" meta:paragraph-count="14" meta:word-count="103" meta:character-count="589" meta:non-whitespace-character-count="460"/>
  </office:meta>
</office:document-meta>
</file>